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Core/datatypes.php</text:p>
      <text:p text:style-name="Standard">[TicModule] abstract</text:p>
      <text:p text:style-name="Standard">construtor ($autor=array(),$ver="1",$name="Datatype",$desc="incorrectly used as plain module",$depend=array("Core" =&gt; "1"))</text:p>
      <text:p text:style-name="Standard"/>
      <text:p text:style-name="Standard"><text:s text:c="4"/>function getAuthors() return Autor Array</text:p>
      <text:p text:style-name="Standard"/>
      <text:p text:style-name="Standard"><text:s text:c="4"/>function getDependencies()</text:p>
      <text:p text:style-name="Standard"><text:s text:c="4"/>// Gibt einen Array zurück mit den Namen und Version der Module die vor dem eigenem geladen</text:p>
      <text:p text:style-name="Standard"><text:s text:c="4"/>// werden müssen bevor das Modul geladen wird und installiert bevor das Modul installiert wird.</text:p>
      <text:p text:style-name="Standard"><text:s text:c="4"/>// Format: <text:s/>(ModuleName =&gt; ModuleVersion)</text:p>
      <text:p text:style-name="Standard"><text:s text:c="4"/></text:p>
      <text:p text:style-name="Standard"><text:s text:c="4"/>function getDescription() return <text:s/>Text, welcher das Modul beschreibt.</text:p>
      <text:p text:style-name="Standard"><text:tab/></text:p>
      <text:p text:style-name="Standard"><text:s text:c="4"/>function getName() return String</text:p>
      <text:p text:style-name="Standard"><text:s/></text:p>
      <text:p text:style-name="Standard"><text:s text:c="4"/>function __toString() return getName()</text:p>
      <text:p text:style-name="Standard"><text:s text:c="4"/></text:p>
      <text:p text:style-name="Standard"><text:s text:c="4"/>function getVersion() return int</text:p>
      <text:p text:style-name="Standard"/>
      <text:p text:style-name="Standard"><text:s text:c="4"/>function getSmarty_template() return <text:s/>smarty_template</text:p>
      <text:p text:style-name="Standard"/>
      <text:p text:style-name="Standard"><text:s text:c="4"/>function getSmarty_vars() return <text:s/>smarty_vars</text:p>
      <text:p text:style-name="Standard"/>
      <text:p text:style-name="Standard"><text:s text:c="4"/>function createMenuEntries($menuroot) return false</text:p>
      <text:p text:style-name="Standard"/>
      <text:p text:style-name="Standard"><text:s text:c="4"/>function isDBMod() return false</text:p>
      <text:p text:style-name="Standard"/>
      <text:p text:style-name="Standard"><text:s text:c="4"/>function onLoad()</text:p>
      <text:p text:style-name="Standard"><text:s text:c="4"/>// Wird bei jedem T.I.C. Seitenaufbau aufgerufen, alle Abhängigkeiten sind schon geladen</text:p>
      <text:p text:style-name="Standard"><text:s text:c="4"/></text:p>
      <text:p text:style-name="Standard"><text:s text:c="4"/>function onPostLoad() // Wird ausgeführt nachdem alle Module geladen sind.</text:p>
      <text:p text:style-name="Standard"><text:s text:c="4"/></text:p>
      <text:p text:style-name="Standard"><text:s text:c="4"/>function onUnload() // Letzte mögliche Aktion</text:p>
      <text:p text:style-name="Standard"><text:s text:c="4"/></text:p>
      <text:p text:style-name="Standard"><text:s text:c="4"/>function onPreExecute($mod_name, $menuentry) <text:s/>// Wird vor dem Ausführen eines Moduls ausgeführt</text:p>
      <text:p text:style-name="Standard"><text:s text:c="4"/></text:p>
      <text:p text:style-name="Standard"><text:s text:c="4"/>function onExecute($menuentry) die('Non-executable class executed!');</text:p>
      <text:p text:style-name="Standard"><text:s text:c="4"/>// Wird nur aufgerufen wenn das Modul explizit geladen ist, sprich vom</text:p>
      <text:p text:style-name="Standard"><text:s text:c="4"/>// User ausgewählt wurde <text:s/>(wrapper.php?mod=MEINMODUL)</text:p>
      <text:p text:style-name="Standard"><text:s text:c="4"/></text:p>
      <text:p text:style-name="Standard"><text:s text:c="4"/>function onPostExecute($mod_name, $menuentry) // Wird nach dem Ausführen eines Moduls ausgeführt</text:p>
      <text:p text:style-name="Standard"><text:s text:c="4"/></text:p>
      <text:p text:style-name="Standard"><text:s text:c="4"/>function onTick($tick) // Wird bei jedem Tick einmal aufgerufen.</text:p>
      <text:p text:style-name="Standard"><text:s text:c="4"/></text:p>
      <text:p text:style-name="Standard"><text:s text:c="4"/>function execInstall($installdata)</text:p>
      <text:p text:style-name="Standard"/>
      <text:p text:style-name="Standard"><text:s text:c="4"/>function execUpdate($installdata)</text:p>
      <text:p text:style-name="Standard"><text:s text:c="4"/></text:p>
      <text:p text:style-name="Standard"><text:s text:c="4"/>function getModPath()</text:p>
      <text:p text:style-name="Standard"><text:soft-page-break/><text:s text:c="4"/>{</text:p>
      <text:p text:style-name="Standard"><text:s text:c="8"/>global $tic;</text:p>
      <text:p text:style-name="Standard"><text:s text:c="8"/>return $tic-&gt;server_root.$this-&gt;getName().'/';</text:p>
      <text:p text:style-name="Standard"><text:s text:c="4"/>}</text:p>
      <text:p text:style-name="Standard"><text:s text:c="4"/></text:p>
      <text:p text:style-name="Standard"><text:s text:c="4"/>function getNumericVersion() return int veraltet</text:p>
      <text:p text:style-name="Standard"><text:s text:c="4"/></text:p>
      <text:p text:style-name="Standard"><text:s text:c="4"/>function setTemplate($filename)</text:p>
      <text:p text:style-name="Standard"><text:s text:c="4"/></text:p>
      <text:p text:style-name="Standard"><text:s text:c="4"/>function setVar($var_name, $var_value)</text:p>
      <text:p text:style-name="Standard"><text:s text:c="8"/>$this-&gt;smarty_vars[$var_name] = $var_valu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3M46S</meta:editing-duration>
    <meta:editing-cycles>3</meta:editing-cycles>
    <meta:generator>OpenOffice.org/3.1$Win32 OpenOffice.org_project/310m11$Build-9399</meta:generator>
    <dc:date>2009-05-20T09:42:44.71</dc:date>
    <meta:document-statistic meta:table-count="0" meta:image-count="0" meta:object-count="0" meta:page-count="2" meta:paragraph-count="52" meta:word-count="199" meta:character-count="1986"/>
    <meta:user-defined meta:name="Info 1"/>
    <meta:user-defined meta:name="Info 2"/>
    <meta:user-defined meta:name="Info 3"/>
    <meta:user-defined meta:name="Info 4"/>
  </office:meta>
</office:document-meta>
</file>